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497cm" style:rel-column-width="32753*"/>
    </style:style>
    <style:style style:name="Tabla2.B" style:family="table-column">
      <style:table-column-properties style:column-width="8.504cm" style:rel-column-width="3278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2.B1" style:family="table-cell">
      <style:table-cell-properties fo:padding="0.097cm" fo:border="0.05pt solid #ffffff"/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3.B1" style:family="table-cell">
      <style:table-cell-properties fo:padding="0.097cm" fo:border="0.05pt solid #ffffff"/>
    </style:style>
    <style:style style:name="Tabla4" style:family="table">
      <style:table-properties style:width="17cm" table:align="margins" fo:background-color="transparent">
        <style:background-image/>
      </style:table-properties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4.B1" style:family="table-cell">
      <style:table-cell-properties fo:padding="0.097cm" fo:border="0.05pt solid #ffffff"/>
    </style:style>
    <style:style style:name="P1" style:family="paragraph" style:parent-style-name="Header">
      <style:text-properties fo:language="es" fo:country="ES" officeooo:rsid="00176fd7" officeooo:paragraph-rsid="00176fd7"/>
    </style:style>
    <style:style style:name="P2" style:family="paragraph" style:parent-style-name="Footer">
      <style:paragraph-properties fo:text-align="end" style:justify-single-word="false"/>
      <style:text-properties fo:language="es" fo:country="ES" officeooo:rsid="00b139d1" officeooo:paragraph-rsid="00b139d1"/>
    </style:style>
    <style:style style:name="P3" style:family="paragraph" style:parent-style-name="Text_20_body">
      <style:paragraph-properties fo:text-align="center" style:justify-single-word="false"/>
      <style:text-properties fo:language="es" fo:country="ES" fo:font-style="italic" officeooo:rsid="00abbaa0" officeooo:paragraph-rsid="00abbaa0" style:font-style-asian="italic" style:font-style-complex="italic"/>
    </style:style>
    <style:style style:name="P4" style:family="paragraph" style:parent-style-name="Header">
      <style:paragraph-properties fo:text-align="start" style:justify-single-word="false"/>
      <style:text-properties fo:font-size="10.5pt" fo:language="es" fo:country="ES" fo:font-style="italic" officeooo:rsid="00ac09c0" officeooo:paragraph-rsid="00ac09c0" style:font-size-asian="10.5pt" style:font-style-asian="italic" style:font-size-complex="10.5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font-size="10.5pt" fo:language="es" fo:country="ES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text-properties style:use-window-font-color="true" loext:opacity="0%" style:font-name="Liberation Sans" fo:font-size="16pt" fo:language="es" fo:country="ES" style:text-underline-style="none" fo:font-weight="bold" officeooo:rsid="00223898" officeooo:paragraph-rsid="009f6542" style:font-size-asian="16pt" style:font-weight-asian="bold" style:font-size-complex="16pt" style:font-weight-complex="bold"/>
    </style:style>
    <style:style style:name="P7" style:family="paragraph" style:parent-style-name="Standard">
      <style:text-properties style:use-window-font-color="true" loext:opacity="0%" style:font-name="Liberation Sans" fo:font-size="16pt" fo:language="es" fo:country="ES" fo:font-weight="bold" officeooo:rsid="00ac09c0" officeooo:paragraph-rsid="00ac09c0" style:font-size-asian="16pt" style:font-weight-asian="bold" style:font-size-complex="16pt" style:font-weight-complex="bold"/>
    </style:style>
    <style:style style:name="P8" style:family="paragraph" style:parent-style-name="Standard">
      <style:text-properties style:use-window-font-color="true" loext:opacity="0%" style:font-name="Liberation Sans" fo:font-size="16pt" fo:language="es" fo:country="ES" fo:font-weight="bold" officeooo:rsid="00ad0c0e" officeooo:paragraph-rsid="00ad0c0e" style:font-size-asian="16pt" style:font-weight-asian="bold" style:font-size-complex="16pt" style:font-weight-complex="bold"/>
    </style:style>
    <style:style style:name="P9" style:family="paragraph" style:parent-style-name="Standard">
      <style:text-properties style:use-window-font-color="true" loext:opacity="0%" style:font-name="Liberation Sans" fo:font-size="16pt" fo:language="es" fo:country="ES" fo:font-weight="bold" officeooo:rsid="00ae9699" officeooo:paragraph-rsid="00ae9699" style:font-size-asian="16pt" style:font-weight-asian="bold" style:font-size-complex="16pt" style:font-weight-complex="bold"/>
    </style:style>
    <style:style style:name="P10" style:family="paragraph" style:parent-style-name="Standard">
      <style:text-properties style:use-window-font-color="true" loext:opacity="0%" style:font-name="Liberation Sans" fo:language="es" fo:country="ES" fo:font-weight="normal" officeooo:rsid="009c128c" officeooo:paragraph-rsid="009f6542" style:font-weight-asian="normal" style:font-weight-complex="normal"/>
    </style:style>
    <style:style style:name="P11" style:family="paragraph" style:parent-style-name="Standard">
      <style:text-properties style:use-window-font-color="true" loext:opacity="0%" style:font-name="Liberation Sans" fo:language="es" fo:country="ES" fo:font-weight="normal" officeooo:rsid="00ac09c0" officeooo:paragraph-rsid="00ac09c0" style:font-weight-asian="normal" style:font-weight-complex="normal"/>
    </style:style>
    <style:style style:name="P12" style:family="paragraph" style:parent-style-name="Standard">
      <style:text-properties style:use-window-font-color="true" loext:opacity="0%" style:font-name="Liberation Sans" fo:language="es" fo:country="ES" fo:font-weight="normal" officeooo:rsid="00ad0c0e" officeooo:paragraph-rsid="00ad0c0e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Liberation Sans" fo:language="es" fo:country="ES" fo:font-weight="normal" officeooo:rsid="00ae9699" officeooo:paragraph-rsid="00ae9699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Liberation Sans" fo:language="es" fo:country="ES" fo:font-weight="normal" officeooo:rsid="00ae9699" officeooo:paragraph-rsid="00b03919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Liberation Sans" fo:language="es" fo:country="ES" fo:font-weight="normal" officeooo:rsid="00b03919" officeooo:paragraph-rsid="00b03919" style:font-weight-asian="normal" style:font-weight-complex="normal"/>
    </style:style>
    <style:style style:name="P16" style:family="paragraph" style:parent-style-name="Standard">
      <style:text-properties style:font-name="Liberation Sans" fo:language="es" fo:country="ES" officeooo:rsid="0013359b" officeooo:paragraph-rsid="009f6542"/>
    </style:style>
    <style:style style:name="P17" style:family="paragraph" style:parent-style-name="Standard">
      <style:text-properties style:font-name="Liberation Sans" fo:language="es" fo:country="ES" officeooo:rsid="0013359b" officeooo:paragraph-rsid="00a8beac"/>
    </style:style>
    <style:style style:name="P18" style:family="paragraph" style:parent-style-name="Standard">
      <style:text-properties style:font-name="Liberation Sans" fo:language="es" fo:country="ES" officeooo:rsid="001696fe" officeooo:paragraph-rsid="009f6542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2pt" fo:language="es" fo:country="ES" fo:font-style="normal" officeooo:rsid="001696fe" officeooo:paragraph-rsid="00abbaa0" style:font-size-asian="12pt" style:font-style-asian="normal" style:font-size-complex="12pt" style:font-style-complex="normal"/>
    </style:style>
    <style:style style:name="P20" style:family="paragraph" style:parent-style-name="Table_20_Contents">
      <style:paragraph-properties fo:text-align="end" style:justify-single-word="false"/>
      <style:text-properties style:font-name="Liberation Sans" fo:font-size="12pt" fo:font-style="normal" fo:font-weight="normal" officeooo:rsid="00b1bf34" officeooo:paragraph-rsid="00b1bf34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itle">
      <style:text-properties style:font-name="Liberation Sans" fo:font-size="24pt" fo:language="es" fo:country="ES" fo:font-weight="bold" officeooo:rsid="00ac09c0" officeooo:paragraph-rsid="00ac09c0" style:font-name-asian="Microsoft YaHei" style:font-size-asian="24pt" style:font-weight-asian="bold" style:font-name-complex="Arial" style:font-size-complex="24pt" style:font-weight-complex="bold"/>
    </style:style>
    <style:style style:name="P22" style:family="paragraph" style:parent-style-name="Heading_20_3">
      <style:text-properties fo:language="es" fo:country="ES" officeooo:paragraph-rsid="008f5e3c"/>
    </style:style>
    <style:style style:name="P23" style:family="paragraph" style:parent-style-name="Standard">
      <style:text-properties style:use-window-font-color="true" loext:opacity="0%" style:font-name="Liberation Sans" fo:language="es" fo:country="ES" fo:font-weight="normal" officeooo:rsid="00ae9699" officeooo:paragraph-rsid="00b03919" style:font-weight-asian="normal" style:font-weight-complex="normal"/>
    </style:style>
    <style:style style:name="P24" style:family="paragraph" style:parent-style-name="Standard">
      <style:text-properties style:use-window-font-color="true" loext:opacity="0%" style:font-name="Liberation Sans" fo:language="es" fo:country="ES" fo:font-weight="normal" officeooo:rsid="00b317ea" officeooo:paragraph-rsid="00b317ea" style:font-weight-asian="normal" style:font-weight-complex="normal"/>
    </style:style>
    <style:style style:name="P25" style:family="paragraph" style:parent-style-name="Standard">
      <style:text-properties style:use-window-font-color="true" loext:opacity="0%" style:font-name="Liberation Sans" fo:language="es" fo:country="ES" fo:font-weight="normal" officeooo:rsid="00b139d1" officeooo:paragraph-rsid="00b139d1" style:font-weight-asian="normal" style:font-weight-complex="normal"/>
    </style:style>
    <style:style style:name="T1" style:family="text">
      <style:text-properties officeooo:rsid="002238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ac09c0"/>
    </style:style>
    <style:style style:name="T5" style:family="text">
      <style:text-properties officeooo:rsid="00ad0c0e"/>
    </style:style>
    <style:style style:name="T6" style:family="text">
      <style:text-properties officeooo:rsid="00b03919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b0" loext:opacity="100%"/>
    </style:style>
    <style:style style:name="T9" style:family="text">
      <style:text-properties fo:color="#0000b0" loext:opacity="100%" officeooo:rsid="00ad0c0e"/>
    </style:style>
    <style:style style:name="T10" style:family="text">
      <style:text-properties officeooo:rsid="00b139d1"/>
    </style:style>
    <style:style style:name="T11" style:family="text">
      <style:text-properties officeooo:rsid="00b317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imulador Panadería</text:p>
      <text:h text:style-name="P22" text:outline-level="3"/>
      <text:h text:style-name="P22" text:outline-level="3"><text:s text:c="16"/></text:h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Índice</text:p>
      <text:p text:style-name="P16"/>
      <text:p text:style-name="P1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9"><text:span text:style-name="T1">1. </text:span><text:span text:style-name="T4">Explicación del código</text:span></text:p>
          </table:table-cell>
          <table:table-cell table:style-name="Tabla2.B1" office:value-type="string">
            <text:p text:style-name="P20">1</text:p>
          </table:table-cell>
        </table:table-row>
      </table:table>
      <text:p text:style-name="P18"/>
      <text:p text:style-name="P18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9"><text:span text:style-name="T1">2. </text:span><text:span text:style-name="T4">Suposiciones</text:span></text:p>
          </table:table-cell>
          <table:table-cell table:style-name="Tabla3.B1" office:value-type="string">
            <text:p text:style-name="P20">4</text:p>
          </table:table-cell>
        </table:table-row>
      </table:table>
      <text:p text:style-name="P18"/>
      <text:p text:style-name="P18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9"><text:span text:style-name="T1">3. </text:span><text:span text:style-name="T4">Posibles mejoras</text:span></text:p>
          </table:table-cell>
          <table:table-cell table:style-name="Tabla4.B1" office:value-type="string">
            <text:p text:style-name="P20">4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Explicación del programa</text:p>
      <text:p text:style-name="P11"/>
      <text:p text:style-name="P11">El programa consiste en un simulador de una panadería en que unos clientes realizan pedidos a un servidor, y éste a su vez gestiona los pedidos en base a un algoritmo de entre dos posibles <text:span text:style-name="T2">FIFO</text:span> (First In First Out) y <text:span text:style-name="T2">SJF</text:span> (Shortest Job First), que a su vez se gestionan mediante una <text:span text:style-name="T3">Queue</text:span> y una <text:span text:style-name="T3">PriorityQueue</text:span>.</text:p>
      <text:p text:style-name="P11"/>
      <text:p text:style-name="P11">El servidor gestiona una cantidad (fijada al inicio del programa) de hornos a los que va a asignando pedidos en función del algoritmo elegido.</text:p>
      <text:p text:style-name="P11"/>
      <text:p text:style-name="P11">A su vez, los hornos, una vez alcanzado un número máximo de ciclos de horneado (fijado también al inicio del programa) realizarán un mantenimiento, quedando inutilizados durante 5 segundos. Pasarán así al estado <text:span text:style-name="T2">MANTENIMIENTO</text:span>.</text:p>
      <text:p text:style-name="P11"/>
      <text:p text:style-name="P11">Los hornos pueden tener 3 estados diferentes: <text:span text:style-name="T2">DISPONIBLE</text:span> (puede recibir pedidos), <text:span text:style-name="T2">MANTENIMIENTO</text:span> (5 segundos en mantenimiento) u <text:span text:style-name="T2">OCUPADO</text:span> (el horno ya contiene un pedido en curso).</text:p>
      <text:p text:style-name="P11"/>
      <text:p text:style-name="P11">Los productos disponibles se establecen al inicio del programa y se pueden cambiar en el método “<text:span text:style-name="T8">configura</text:span><text:span text:style-name="T9">r</text:span><text:span text:style-name="T8">_</text:span><text:span text:style-name="T9">productos</text:span><text:span text:style-name="T5">” del servidor, ya que este método únicamente retorna una lista de productos disponibles y se usa para especificar a los clientes qué productos están disponibles.</text:span></text:p>
      <text:p text:style-name="P11"/>
      <text:p text:style-name="P12">A su vez, cada cliente tras recibir la lista de productos disponibles, realiza un pedido <text:span text:style-name="T11">con una cantidad aleatoria no nula (1-10)</text:span>.</text:p>
      <text:p text:style-name="P12"/>
      <text:p text:style-name="P13">El <text:span text:style-name="T7">flujo de mensajes</text:span> es el siguiente:</text:p>
      <text:p text:style-name="P12"/>
      <text:p text:style-name="P14">1. Se inicia el servidor y se mantiene a la escucha. </text:p>
      <text:p text:style-name="P14">2. <text:span text:style-name="T6">U</text:span>n cliente se conecta.</text:p>
      <text:p text:style-name="P24">2.1. El servidor crea la clave RSA y envía la clave pública.</text:p>
      <text:p text:style-name="P24">2.2. El cliente recibe la clave pública y crea una clave AES.</text:p>
      <text:p text:style-name="P24">2.3. El cliente envía la clave AES codificada con RSA al servidor. Y entonces envía su nombre codificado con AES.</text:p>
      <text:p text:style-name="P24">2.4. A partir de aquí la comunicación es encriptada.</text:p>
      <text:p text:style-name="P14">3. <text:span text:style-name="T6">E</text:span>l servidor envía la lista de productos disponibles.</text:p>
      <text:p text:style-name="P14">4. <text:span text:style-name="T6">E</text:span>l cliente realiza <text:span text:style-name="T11">el</text:span> pedido en base a esa lista.</text:p>
      <text:p text:style-name="P14">5. <text:span text:style-name="T6">E</text:span>l servidor encola los pedidos en una cola para gestionarlos al recibir todos los pedidos.</text:p>
      <text:p text:style-name="P15">6. Una vez recibidos, <text:span text:style-name="T10">se </text:span>asigna<text:span text:style-name="T10">n</text:span> los pedidos a los hornos en función del algoritmo seleccionado.</text:p>
      <text:p text:style-name="P15">7. Los hornos cocinan los pedidos hasta que no queden pedidos por asignar.</text:p>
      <text:p text:style-name="P15">8. Tras cocinar cada pedido, los hornos notifican al servidor.</text:p>
      <text:p text:style-name="P15">9. El servidor notifica al cliente que el pedido está listo.</text:p>
      <text:p text:style-name="P12"/>
      <text:p text:style-name="P8"/>
      <text:p text:style-name="P8"><text:soft-page-break/>Suposiciones</text:p>
      <text:p text:style-name="P12"/>
      <text:p text:style-name="P12">Una de las primeras suposiciones realizadas es el mantenimiento: ya que no se especifica nada y es algo relativamente poco importante, he optado por establecer un periodo de 5 segundos, ya que considero que es un tiempo en el que es más fácil un pedido pueda intentar asignarse a un horno en mantenimiento, y por tanto, se reciba el mensaje correspondiente sobre el estado del mismo.</text:p>
      <text:p text:style-name="P12"/>
      <text:p text:style-name="P13">Otra suposición, o más bien un cambio realizado en la lógica es la sustitución del algoritmo SRTN (Shortest Remaining Time Next) por el FIFO. Dada la naturaleza del programa y la lógica escogida, no tiene sentido un SRTN, pero sí un FIFO (se parece más a cómo funciona una panadería). Y se ha mantenido el SJF.</text:p>
      <text:p text:style-name="P13"/>
      <text:p text:style-name="P13">Por otra parte, he decidido que la configuración inicial de los productos sea estática y no forme parte de la configuración introducida por teclado en el código del servidor para no sobrecargar y ralentizar la misma, aunque se sigue pudiendo cambiar antes de iniciar el servidor, ya que está en un método a parte (configurar_productos).</text:p>
      <text:p text:style-name="P13"/>
      <text:p text:style-name="P25">Puesto que tanto Queue como PriorityQueue implementan los mecanismos necesarios para la programación multi-hilo, no se han empleado locks para el acceso a las mismas.</text:p>
      <text:p text:style-name="P25"/>
      <text:p text:style-name="P13"/>
      <text:p text:style-name="P9">Posibles mejoras</text:p>
      <text:p text:style-name="P13">Puesto que aún me falta mucho por aprender, podría decir que todo el código es mejorable, pero centrándome en la funcionalidad:</text:p>
      <text:p text:style-name="P13"/>
      <text:p text:style-name="P13">- Clientes dinámicos en lugar de clientes ficticios que realizan llamadas aleatorias.</text:p>
      <text:p text:style-name="P13"/>
      <text:p text:style-name="P13">- Uso de librerías para realizar notificaciones push a iOS y Android (ya que no he dado alcance a este punto).</text:p>
      <text:p text:style-name="P13"/>
      <text:p text:style-name="P13">- <text:span text:style-name="T10">Implementar el cliente sin print() de manera que se pueda usar correctamente la consulta del estado de los pedid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Liberation Sans1" fo:font-family="'Liberation Sans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6" style:family="table">
      <style:table-properties style:width="17cm" table:align="margins" fo:background-color="transparent">
        <style:background-image/>
      </style:table-properties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6.B1" style:family="table-cell">
      <style:table-cell-properties fo:padding="0.097cm" fo:border="0.05pt solid #ffffff"/>
    </style:style>
    <style:style style:name="MP1" style:family="paragraph" style:parent-style-name="Header">
      <style:text-properties fo:language="es" fo:country="ES" officeooo:rsid="00176fd7" officeooo:paragraph-rsid="00176fd7"/>
    </style:style>
    <style:style style:name="MP2" style:family="paragraph" style:parent-style-name="Footer">
      <style:paragraph-properties fo:text-align="end" style:justify-single-word="false"/>
      <style:text-properties fo:language="es" fo:country="ES" officeooo:rsid="00b139d1" officeooo:paragraph-rsid="00b139d1"/>
    </style:style>
    <style:style style:name="MP3" style:family="paragraph" style:parent-style-name="Header">
      <style:paragraph-properties fo:text-align="start" style:justify-single-word="false"/>
      <style:text-properties fo:font-size="10.5pt" fo:language="es" fo:country="ES" fo:font-style="italic" officeooo:rsid="00ac09c0" officeooo:paragraph-rsid="00ac09c0" style:font-size-asian="10.5pt" style:font-style-asian="italic" style:font-size-complex="10.5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fo:font-size="10.5pt" fo:language="es" fo:country="ES" fo:font-style="italic" fo:font-weight="normal" officeooo:rsid="00176fd7" officeooo:paragraph-rsid="00176fd7" style:font-size-asian="10.5pt" style:font-style-asian="italic" style:font-weight-asian="normal" style:font-size-complex="10.5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 draw:opacity="65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3">Programación de Servicios y Procesos</text:p>
            </table:table-cell>
            <table:table-cell table:style-name="Tabla6.B1" office:value-type="string">
              <text:p text:style-name="MP4">Roldán Sanchis Martínez</text:p>
            </table:table-cell>
          </table:table-row>
        </table:table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9T18:45:44.747000000</dc:date>
    <meta:editing-duration>PT13H20M41S</meta:editing-duration>
    <meta:editing-cycles>124</meta:editing-cycles>
    <meta:generator>LibreOffice/7.2.2.2$Windows_X86_64 LibreOffice_project/02b2acce88a210515b4a5bb2e46cbfb63fe97d56</meta:generator>
    <meta:creation-date>2024-10-23T00:43:00</meta:creation-date>
    <meta:initial-creator>LIFANTE RIVERA, FRANCISCO</meta:initial-creator>
    <meta:document-statistic meta:table-count="4" meta:image-count="0" meta:object-count="0" meta:page-count="4" meta:paragraph-count="43" meta:word-count="673" meta:character-count="4006" meta:non-whitespace-character-count="3358"/>
  </office:meta>
</office:document-meta>
</file>